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9.59cm" draw:transform="rotate (1.5707963267946) translate (1cm 26.94cm)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5-03-07T01:13:41.99</meta:creation-date>
    <dc:date>2015-03-07T01:17:58.57</dc:date>
    <dc:creator>SSE </dc:creator>
    <meta:editing-duration>PT4M16S</meta:editing-duration>
    <meta:editing-cycles>1</meta:editing-cycles>
    <meta:document-statistic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41cm" svg:height="19.591cm" xlink:href="." xlink:type="simple" chart:class="chart:scatter" chart:style-name="ch1">
        <chart:title svg:x="4.536cm" svg:y="0.527cm" chart:style-name="ch2">
          <text:p>Skill as a function of discrimination threshold</text:p>
        </chart:title>
        <chart:legend svg:x="19.762cm" svg:y="5.539cm" style:legend-expansion="custom" chartooo:width="5.428cm" chartooo:height="3.349cm" style:legend-expansion-aspect-ratio="1.62078232308152" chart:style-name="ch3"/>
        <chart:plot-area chart:style-name="ch4" chart:data-source-has-labels="both" svg:x="2.087cm" svg:y="3.16cm" svg:width="17.206cm" svg:height="14.738cm">
          <chartooo:coordinate-region svg:x="2.312cm" svg:y="3.452cm" svg:width="16.834cm" svg:height="13.614cm"/>
          <chart:axis chart:dimension="x" chart:name="primary-x" chart:style-name="ch5" chartooo:axis-type="auto">
            <chart:title svg:x="10.376cm" svg:y="18.289cm" chart:style-name="ch6">
              <text:p>r0</text:p>
            </chart:title>
            <chart:categories table:cell-range-address="local-table.$A$2:.$A$22"/>
          </chart:axis>
          <chart:axis chart:dimension="y" chart:name="primary-y" chart:style-name="ch7">
            <chart:title svg:x="0.472cm" svg:y="11.239cm" chart:style-name="ch8">
              <text:p>Skill</text:p>
            </chart:title>
            <chart:grid chart:style-name="ch9" chart:class="major"/>
          </chart:axis>
          <chart:series chart:style-name="ch10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1" chart:values-cell-range-address="local-table.$D$2:.$D$22" chart:label-cell-address="local-table.$D$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ncertainty coefficient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.652667">
                <text:p>0.652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05245">
                <text:p>0.05245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69037">
                <text:p>0.269037</text:p>
              </table:table-cell>
              <table:table-cell office:value-type="float" office:value="0.809333">
                <text:p>0.809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362694">
                <text:p>0.362694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41818">
                <text:p>0.41818</text:p>
              </table:table-cell>
              <table:table-cell office:value-type="float" office:value="0.873667">
                <text:p>0.873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440027">
                <text:p>0.440027</text:p>
              </table:table-cell>
              <table:table-cell office:value-type="float" office:value="0.882333">
                <text:p>0.882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462409">
                <text:p>0.462409</text:p>
              </table:table-cell>
              <table:table-cell office:value-type="float" office:value="0.889667">
                <text:p>0.889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91709">
                <text:p>0.49170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497077">
                <text:p>0.497077</text:p>
              </table:table-cell>
              <table:table-cell office:value-type="float" office:value="0.898333">
                <text:p>0.898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12948">
                <text:p>0.512948</text:p>
              </table:table-cell>
              <table:table-cell office:value-type="float" office:value="0.901333">
                <text:p>0.901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534444">
                <text:p>0.534444</text:p>
              </table:table-cell>
              <table:table-cell office:value-type="float" office:value="0.905667">
                <text:p>0.905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46152">
                <text:p>0.546152</text:p>
              </table:table-cell>
              <table:table-cell office:value-type="float" office:value="0.906333">
                <text:p>0.906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549331">
                <text:p>0.549331</text:p>
              </table:table-cell>
              <table:table-cell office:value-type="float" office:value="0.905333">
                <text:p>0.90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552504">
                <text:p>0.552504</text:p>
              </table:table-cell>
              <table:table-cell office:value-type="float" office:value="0.902333">
                <text:p>0.90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555793">
                <text:p>0.555793</text:p>
              </table:table-cell>
              <table:table-cell office:value-type="float" office:value="0.898333">
                <text:p>0.898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556448">
                <text:p>0.556448</text:p>
              </table:table-cell>
              <table:table-cell office:value-type="float" office:value="0.893667">
                <text:p>0.893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39082">
                <text:p>0.539082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515772">
                <text:p>0.515772</text:p>
              </table:table-cell>
              <table:table-cell office:value-type="float" office:value="0.869667">
                <text:p>0.869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491568">
                <text:p>0.491568</text:p>
              </table:table-cell>
              <table:table-cell office:value-type="float" office:value="0.850333">
                <text:p>0.850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450685">
                <text:p>0.450685</text:p>
              </table:table-cell>
              <table:table-cell office:value-type="float" office:value="0.815333">
                <text:p>0.815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09108">
                <text:p>0.009108</text:p>
              </table:table-cell>
              <table:table-cell office:value-type="float" office:value="0.361">
                <text:p>0.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